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39f8" officeooo:paragraph-rsid="001439f8"/>
    </style:style>
    <style:style style:name="P2" style:family="paragraph" style:parent-style-name="Standard" style:list-style-name="L1">
      <style:text-properties officeooo:rsid="001439f8" officeooo:paragraph-rsid="001439f8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1439f8" officeooo:paragraph-rsid="001439f8"/>
    </style:style>
    <style:style style:name="P4" style:family="paragraph" style:parent-style-name="Text_20_body" style:list-style-name="L2">
      <style:text-properties officeooo:rsid="001747a7" officeooo:paragraph-rsid="001747a7"/>
    </style:style>
    <style:style style:name="P5" style:family="paragraph" style:parent-style-name="Text_20_body" style:list-style-name="L2">
      <style:text-properties officeooo:rsid="00188098" officeooo:paragraph-rsid="00188098"/>
    </style:style>
    <style:style style:name="T1" style:family="text">
      <style:text-properties officeooo:rsid="001439f8"/>
    </style:style>
    <style:style style:name="T2" style:family="text">
      <style:text-properties officeooo:rsid="001747a7"/>
    </style:style>
    <style:style style:name="T3" style:family="text">
      <style:text-properties officeooo:rsid="00188098"/>
    </style:style>
    <style:style style:name="T4" style:family="text">
      <style:text-properties officeooo:rsid="00193acc"/>
    </style:style>
    <style:style style:name="T5" style:family="text">
      <style:text-properties officeooo:rsid="001a1fe5"/>
    </style:style>
    <style:style style:name="T6" style:family="text">
      <style:text-properties officeooo:rsid="001b58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++</text:h>
      <text:h text:style-name="Heading_20_2" text:outline-level="2">Stream<text:span text:style-name="T1">s</text:span> y Files usados</text:h>
      <text:p text:style-name="P1"/>
      <text:list xml:id="list2030693137" text:style-name="L1">
        <text:list-item>
          <text:p text:style-name="P2">WriteResults : Archivos donde se escriben los resultados del generador, en el caso de C++ son archivos .hpp y .cpp</text:p>
        </text:list-item>
        <text:list-item>
          <text:p text:style-name="P2">OutputMessages: Mensajes enviados al usuario durante el proceso de generación.</text:p>
          <text:p text:style-name="P3"/>
        </text:list-item>
      </text:list>
      <text:p text:style-name="P1"/>
      <text:h text:style-name="Heading_20_2" text:outline-level="2">Reglas de construcci<text:span text:style-name="T2">ó</text:span>n</text:h>
      <text:list xml:id="list1485791498" text:style-name="L2">
        <text:list-item>
          <text:p text:style-name="P4">Se genera un miembro de dato (privado) para cada columna.</text:p>
        </text:list-item>
        <text:list-item>
          <text:p text:style-name="P4">Se genera un función miembro precedida por get para retornar <text:span text:style-name="T3">una referncia (const &amp;) o una</text:span> copia del miembro de datos correspondiente.</text:p>
        </text:list-item>
        <text:list-item>
          <text:p text:style-name="P4">Se genera un función insert que toma los datos que no se permiten ser nulos y asigna el campo atributo correspondiente a la llave y retorna true en caso de éxito y false el caso de fallo.</text:p>
        </text:list-item>
        <text:list-item>
          <text:p text:style-name="P5">La llaves y <text:span text:style-name="T4">retricciones</text:span> son gestionas por el servidor, apidb solo debe reconocer los campos correspondiente asociados a dicha restricc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5:53:26.801170930</meta:creation-date>
    <dc:date>2018-08-29T17:03:45.770758162</dc:date>
    <meta:editing-duration>PT51M2S</meta:editing-duration>
    <meta:editing-cycles>7</meta:editing-cycles>
    <meta:generator>LibreOffice/6.1.0.3$Linux_X86_64 LibreOffice_project/10$Build-3</meta:generator>
    <meta:document-statistic meta:table-count="0" meta:image-count="0" meta:object-count="0" meta:page-count="1" meta:paragraph-count="10" meta:word-count="134" meta:character-count="763" meta:non-whitespace-character-count="645"/>
  </office:meta>
</office:document-meta>
</file>